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86a0" officeooo:paragraph-rsid="00066753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986a0" officeooo:paragraph-rsid="0006675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officeooo:paragraph-rsid="00066753" style:font-size-asian="15pt" style:font-size-complex="15pt"/>
    </style:style>
    <style:style style:name="P4" style:family="paragraph" style:parent-style-name="Standard">
      <style:text-properties officeooo:paragraph-rsid="00066753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2ebaa" officeooo:paragraph-rsid="0006675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22pt" fo:font-weight="bold" officeooo:rsid="0002ebaa" officeooo:paragraph-rsid="00066753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02ebaa" officeooo:paragraph-rsid="0006e0e5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2pt" fo:font-weight="bold" officeooo:rsid="0002ebaa" officeooo:paragraph-rsid="0006e0e5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text-align="start" style:justify-single-word="false" fo:padding="0cm" fo:border="none"/>
      <style:text-properties fo:font-size="15pt" style:font-size-asian="15pt" style:font-size-complex="15pt"/>
    </style:style>
    <style:style style:name="P10" style:family="paragraph" style:parent-style-name="Text_20_body" style:list-style-name="L1">
      <style:paragraph-properties fo:text-align="start" style:justify-single-word="false" fo:padding="0cm" fo:border="none"/>
      <style:text-properties fo:font-size="15pt" style:font-size-asian="15pt" style:font-size-complex="15pt"/>
    </style:style>
    <style:style style:name="P11" style:family="paragraph" style:parent-style-name="Text_20_body">
      <style:paragraph-properties fo:text-align="start" style:justify-single-word="false" fo:padding="0cm" fo:border="none"/>
    </style:style>
    <style:style style:name="P12" style:family="paragraph" style:parent-style-name="Text_20_body" style:list-style-name="L1">
      <style:paragraph-properties fo:text-align="start" style:justify-single-word="false" fo:padding="0cm" fo:border="none"/>
    </style:style>
    <style:style style:name="P13" style:family="paragraph" style:parent-style-name="Text_20_body" style:list-style-name="L3">
      <style:paragraph-properties fo:text-align="start" style:justify-single-word="false" fo:padding="0cm" fo:border="none"/>
    </style:style>
    <style:style style:name="P14" style:family="paragraph" style:parent-style-name="Text_20_body" style:list-style-name="L4">
      <style:paragraph-properties fo:text-align="start" style:justify-single-word="false" fo:padding="0cm" fo:border="none"/>
    </style:style>
    <style:style style:name="P15" style:family="paragraph" style:parent-style-name="Text_20_body" style:list-style-name="L5">
      <style:paragraph-properties fo:text-align="start" style:justify-single-word="false" fo:padding="0cm" fo:border="none"/>
    </style:style>
    <style:style style:name="P16" style:family="paragraph" style:parent-style-name="Text_20_body" style:list-style-name="L2">
      <style:paragraph-properties fo:padding="0cm" fo:border="none"/>
      <style:text-properties officeooo:paragraph-rsid="00093ae4"/>
    </style:style>
    <style:style style:name="P17" style:family="paragraph" style:parent-style-name="Text_20_body" style:list-style-name="L2">
      <style:paragraph-properties fo:margin-top="0cm" fo:margin-bottom="0cm" loext:contextual-spacing="false" fo:padding="0cm" fo:border="none"/>
    </style:style>
    <style:style style:name="P18" style:family="paragraph" style:parent-style-name="Text_20_body" style:list-style-name="L2">
      <style:paragraph-properties fo:margin-top="0cm" fo:margin-bottom="0cm" loext:contextual-spacing="false" fo:padding="0cm" fo:border="none"/>
      <style:text-properties fo:font-size="15pt" style:font-size-asian="15pt" style:font-size-complex="15pt"/>
    </style:style>
    <style:style style:name="P19" style:family="paragraph" style:parent-style-name="Text_20_body" style:list-style-name="L4">
      <style:paragraph-properties fo:margin-top="0cm" fo:margin-bottom="0cm" loext:contextual-spacing="false" fo:text-align="start" style:justify-single-word="false" fo:padding="0cm" fo:border="none"/>
      <style:text-properties fo:font-size="15pt" style:font-size-asian="15pt" style:font-size-complex="15pt"/>
    </style:style>
    <style:style style:name="P20" style:family="paragraph" style:parent-style-name="Text_20_body" style:list-style-name="L3">
      <style:paragraph-properties fo:margin-top="0cm" fo:margin-bottom="0cm" loext:contextual-spacing="false" fo:text-align="start" style:justify-single-word="false" fo:padding="0cm" fo:border="none"/>
    </style:style>
    <style:style style:name="P21" style:family="paragraph" style:parent-style-name="Text_20_body" style:list-style-name="L4">
      <style:paragraph-properties fo:margin-top="0cm" fo:margin-bottom="0cm" loext:contextual-spacing="false" fo:text-align="start" style:justify-single-word="false" fo:padding="0cm" fo:border="none"/>
    </style:style>
    <style:style style:name="P22" style:family="paragraph" style:parent-style-name="Text_20_body" style:list-style-name="L4">
      <style:paragraph-properties fo:margin-top="0cm" fo:margin-bottom="0cm" loext:contextual-spacing="false" fo:text-align="start" style:justify-single-word="false" fo:padding="0cm" fo:border="none"/>
      <style:text-properties officeooo:paragraph-rsid="00093ae4"/>
    </style:style>
    <style:style style:name="P23" style:family="paragraph" style:parent-style-name="Text_20_body" style:list-style-name="L5">
      <style:paragraph-properties fo:margin-top="0cm" fo:margin-bottom="0cm" loext:contextual-spacing="false" fo:text-align="start" style:justify-single-word="false" fo:padding="0cm" fo:border="none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190896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officeooo:rsid="001986a0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066753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officeooo:rsid="0006ba64" style:font-size-asian="15pt" style:font-weight-asian="bold" style:font-size-complex="15pt" style:font-weight-complex="bold" loext:padding="0cm" loext:border="none"/>
    </style:style>
    <style:style style:name="T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 loext:padding="0cm" loext:border="none"/>
    </style:style>
    <style:style style:name="T7" style:family="text">
      <style:text-properties fo:font-size="15pt" style:text-underline-style="solid" style:text-underline-width="auto" style:text-underline-color="font-color" fo:font-weight="bold" officeooo:rsid="0006e0e5" style:font-size-asian="15pt" style:font-weight-asian="bold" style:font-size-complex="15pt" style:font-weight-complex="bold" loext:padding="0cm" loext:border="none"/>
    </style:style>
    <style:style style:name="T8" style:family="text">
      <style:text-properties fo:font-size="15pt" style:text-underline-style="solid" style:text-underline-width="auto" style:text-underline-color="font-color" fo:font-weight="bold" officeooo:rsid="00092088" style:font-size-asian="15pt" style:font-weight-asian="bold" style:font-size-complex="15pt" style:font-weight-complex="bold" loext:padding="0cm" loext:border="none"/>
    </style:style>
    <style:style style:name="T9" style:family="text">
      <style:text-properties fo:font-size="15pt" style:text-underline-style="solid" style:text-underline-width="auto" style:text-underline-color="font-color" fo:font-weight="bold" officeooo:rsid="00093ae4" style:font-size-asian="15pt" style:font-weight-asian="bold" style:font-size-complex="15pt" style:font-weight-complex="bold" loext:padding="0cm" loext:border="none"/>
    </style:style>
    <style:style style:name="T10" style:family="text">
      <style:text-properties fo:font-size="15pt" style:text-underline-style="solid" style:text-underline-width="auto" style:text-underline-color="font-color" officeooo:rsid="0006ba64" style:font-size-asian="15pt" style:font-size-complex="15pt" loext:padding="0cm" loext:border="none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 loext:padding="0cm" loext:border="none"/>
    </style:style>
    <style:style style:name="T12" style:family="text">
      <style:text-properties fo:font-size="15pt" style:text-underline-style="solid" style:text-underline-width="auto" style:text-underline-color="font-color" officeooo:rsid="0006e0e5" style:font-size-asian="15pt" style:font-size-complex="15pt" loext:padding="0cm" loext:border="none"/>
    </style:style>
    <style:style style:name="T13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 loext:padding="0cm" loext:border="none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style:font-size-asian="15pt" style:font-size-complex="15pt" loext:padding="0cm" loext:border="none"/>
    </style:style>
    <style:style style:name="T17" style:family="text">
      <style:text-properties fo:font-size="15pt" officeooo:rsid="0006ba64" style:font-size-asian="15pt" style:font-size-complex="15pt"/>
    </style:style>
    <style:style style:name="T18" style:family="text">
      <style:text-properties fo:font-size="15pt" officeooo:rsid="0008607a" style:font-size-asian="15pt" style:font-size-complex="15pt"/>
    </style:style>
    <style:style style:name="T19" style:family="text">
      <style:text-properties fo:font-size="15pt" officeooo:rsid="00093ae4" style:font-size-asian="15pt" style:font-size-complex="15pt"/>
    </style:style>
    <style:style style:name="T20" style:family="text">
      <style:text-properties fo:font-size="15pt" officeooo:rsid="00093ae4" style:font-size-asian="15pt" style:font-size-complex="15pt" loext:padding="0cm" loext:border="none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5pt" fo:font-weight="bold" style:font-size-asian="15pt" style:font-weight-asian="bold" style:font-size-complex="15pt" style:font-weight-complex="bold" loext:padding="0cm" loext:border="none"/>
    </style:style>
    <style:style style:name="T23" style:family="text">
      <style:text-properties fo:font-size="15pt" fo:font-weight="bold" officeooo:rsid="00093ae4" style:font-size-asian="15pt" style:font-weight-asian="bold" style:font-size-complex="15pt" style:font-weight-complex="bold" loext:padding="0cm" loext:border="none"/>
    </style:style>
    <style:style style:name="T2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5" style:family="text">
      <style:text-properties fo:font-size="15pt" style:text-underline-style="none" fo:font-weight="normal" style:font-size-asian="15pt" style:font-weight-asian="normal" style:font-size-complex="15pt" style:font-weight-complex="normal" loext:padding="0cm" loext:border="none"/>
    </style:style>
    <style:style style:name="T26" style:family="text">
      <style:text-properties loext:padding="0cm" loext:border="none"/>
    </style:style>
    <style:style style:name="T27" style:family="text">
      <style:text-properties officeooo:rsid="0006ba64"/>
    </style:style>
    <style:style style:name="T28" style:family="text">
      <style:text-properties style:text-underline-style="solid" style:text-underline-width="auto" style:text-underline-color="font-color" fo:font-weight="bold" officeooo:rsid="0006e0e5" style:font-weight-asian="bold" style:font-weight-complex="bold" loext:padding="0cm" loext:border="none"/>
    </style:style>
    <style:style style:name="T29" style:family="text">
      <style:text-properties style:text-underline-style="solid" style:text-underline-width="auto" style:text-underline-color="font-color" loext:padding="0cm" loext:border="none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style:font-size-asian="14pt" style:font-size-complex="14pt" loext:padding="0cm" loext:border="none"/>
    </style:style>
    <style:style style:name="T32" style:family="text">
      <style:text-properties fo:font-size="14pt" officeooo:rsid="00093ae4" style:font-size-asian="14pt" style:font-size-complex="14pt"/>
    </style:style>
    <style:style style:name="T33" style:family="text">
      <style:text-properties fo:font-size="14pt" officeooo:rsid="00093ae4" style:font-size-asian="14pt" style:font-size-complex="14pt" loext:padding="0cm" loext:border="none"/>
    </style:style>
    <style:style style:name="T3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5" style:family="text">
      <style:text-properties fo:font-size="14pt" style:text-underline-style="solid" style:text-underline-width="auto" style:text-underline-color="font-color" officeooo:rsid="0006e0e5" style:font-size-asian="14pt" style:font-size-complex="14pt" loext:padding="0cm" loext:border="none"/>
    </style:style>
    <style:style style:name="T36" style:family="text">
      <style:text-properties fo:font-size="14pt" style:text-underline-style="solid" style:text-underline-width="auto" style:text-underline-color="font-color" style:font-size-asian="14pt" style:font-size-complex="14pt" loext:padding="0cm" loext:border="none"/>
    </style:style>
    <style:style style:name="T3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8" style:family="text">
      <style:text-properties fo:font-size="14pt" style:text-underline-style="solid" style:text-underline-width="auto" style:text-underline-color="font-color" fo:font-weight="bold" officeooo:rsid="0006e0e5" style:font-size-asian="14pt" style:font-weight-asian="bold" style:font-size-complex="14pt" style:font-weight-complex="bold" loext:padding="0cm" loext:border="none"/>
    </style:style>
    <style:style style:name="T39" style:family="text">
      <style:text-properties fo:font-size="14pt" style:text-underline-style="solid" style:text-underline-width="auto" style:text-underline-color="font-color" fo:font-weight="bold" officeooo:rsid="00093ae4" style:font-size-asian="14pt" style:font-weight-asian="bold" style:font-size-complex="14pt" style:font-weight-complex="bold" loext:padding="0cm" loext:border="none"/>
    </style:style>
    <style:style style:name="T4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T4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size="14pt" style:text-underline-style="solid" style:text-underline-width="auto" style:text-underline-color="font-color" fo:font-weight="normal" officeooo:rsid="00093ae4" style:font-size-asian="14pt" style:font-weight-asian="normal" style:font-size-complex="14pt" style:font-weight-complex="normal" loext:padding="0cm" loext:border="none"/>
    </style:style>
    <style:style style:name="T43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 loext:padding="0cm" loext:border="none"/>
    </style:style>
    <style:style style:name="T4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5" style:family="text">
      <style:text-properties fo:font-size="14pt" style:text-underline-style="none" fo:font-weight="normal" officeooo:rsid="00093ae4" style:font-size-asian="14pt" style:font-weight-asian="normal" style:font-size-complex="14pt" style:font-weight-complex="normal" loext:padding="0cm" loext:border="none"/>
    </style:style>
    <style:style style:name="T46" style:family="text">
      <style:text-properties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7" style:family="text">
      <style:text-properties fo:font-size="14pt" style:text-underline-style="none" style:font-size-asian="14pt" style:font-size-complex="14pt"/>
    </style:style>
    <style:style style:name="T48" style:family="text">
      <style:text-properties fo:font-size="14pt" style:text-underline-style="none" style:font-size-asian="14pt" style:font-size-complex="14pt" loext:padding="0cm" loext:border="none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font-weight="normal" style:font-size-asian="14pt" style:font-weight-asian="normal" style:font-size-complex="14pt" style:font-weight-complex="normal"/>
    </style:style>
    <style:style style:name="T51" style:family="text">
      <style:text-properties officeooo:rsid="00093ae4"/>
    </style:style>
    <style:style style:name="T52" style:family="text">
      <style:text-properties officeooo:rsid="00093ae4" loext:padding="0cm" loext:border="none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space-before="0.748cm" text:min-label-width="0.499cm"/>
      </text:list-level-style-number>
      <text:list-level-style-number text:level="2" text:style-name="Numbering_20_Symbols" style:num-prefix="(" style:num-suffix=")" style:num-format="1">
        <style:list-level-properties text:space-before="1.995cm" text:min-label-width="0.499cm"/>
      </text:list-level-style-number>
      <text:list-level-style-number text:level="3" text:style-name="Numbering_20_Symbols" style:num-prefix="(" style:num-suffix=")" style:num-format="1">
        <style:list-level-properties text:space-before="3.242cm" text:min-label-width="0.499cm"/>
      </text:list-level-style-number>
      <text:list-level-style-number text:level="4" text:style-name="Numbering_20_Symbols" style:num-prefix="(" style:num-suffix=")" style:num-format="1">
        <style:list-level-properties text:space-before="4.489cm" text:min-label-width="0.499cm"/>
      </text:list-level-style-number>
      <text:list-level-style-number text:level="5" text:style-name="Numbering_20_Symbols" style:num-prefix="(" style:num-suffix=")" style:num-format="1">
        <style:list-level-properties text:space-before="5.736cm" text:min-label-width="0.499cm"/>
      </text:list-level-style-number>
      <text:list-level-style-number text:level="6" text:style-name="Numbering_20_Symbols" style:num-prefix="(" style:num-suffix=")" style:num-format="1">
        <style:list-level-properties text:space-before="6.983cm" text:min-label-width="0.499cm"/>
      </text:list-level-style-number>
      <text:list-level-style-number text:level="7" text:style-name="Numbering_20_Symbols" style:num-prefix="(" style:num-suffix=")" style:num-format="1">
        <style:list-level-properties text:space-before="8.23cm" text:min-label-width="0.499cm"/>
      </text:list-level-style-number>
      <text:list-level-style-number text:level="8" text:style-name="Numbering_20_Symbols" style:num-prefix="(" style:num-suffix=")" style:num-format="1">
        <style:list-level-properties text:space-before="9.478cm" text:min-label-width="0.499cm"/>
      </text:list-level-style-number>
      <text:list-level-style-number text:level="9" text:style-name="Numbering_20_Symbols" style:num-prefix="(" style:num-suffix=")" style:num-format="1">
        <style:list-level-properties text:space-before="10.725cm" text:min-label-width="0.499cm"/>
      </text:list-level-style-number>
      <text:list-level-style-number text:level="10" text:style-name="Numbering_20_Symbols" style:num-prefix="(" style:num-suffix=")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55"/><text:span text:style-name="T2">A</text:span><text:span text:style-name="T3">SSIGNMENT</text:span><text:span text:style-name="T2">:</text:span><text:span text:style-name="T3">0</text:span><text:span text:style-name="T4">3</text:span></text:p>
      <text:p text:style-name="P1">NAME:HARSHA TIWARI</text:p>
      <text:p text:style-name="P1">PRN:240340126004</text:p>
      <text:p text:style-name="P3"/>
      <text:p text:style-name="P2">OBSERVATION TABLE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7"><text:span text:style-name="Source_20_Text"><text:span text:style-name="T12">QUESTION01_OBSERVATION_TABLE</text:span></text:span></text:p>
      <text:list xml:id="list69679892" text:style-name="L1">
        <text:list-item>
          <text:p text:style-name="P10">These are the header files required for the program to compile and run correctly.</text:p>
        </text:list-item>
        <text:list-item>
          <text:p text:style-name="P12"><text:span text:style-name="T15">This line defines a constant </text:span><text:span text:style-name="Source_20_Text"><text:span text:style-name="T16">max </text:span></text:span><text:span text:style-name="T15">with a value of 5, which is used as the maximum number of threads that can be created.</text:span></text:p>
        </text:list-item>
        <text:list-item>
          <text:p text:style-name="P10">This is the thread function that will be executed by each thread. It takes a void pointer as an argument and returns a void pointer. The function simply prints a message and sleeps for 3 seconds before entering an infinite loop.</text:p>
        </text:list-item>
        <text:list-item>
          <text:p text:style-name="P10">This is the main function where the program starts executing.</text:p>
        </text:list-item>
        <text:list-item>
          <text:p text:style-name="P10">This line prints the process ID of the current process.</text:p>
        </text:list-item>
        <text:list-item>
          <text:p text:style-name="P10">This line prints a message before creating any threads.</text:p>
        </text:list-item>
        <text:list-item>
          <text:p text:style-name="P12"><text:span text:style-name="T15">These lines prompt the user to enter the number of threads to be created and store the input in the variable </text:span><text:span text:style-name="Source_20_Text"><text:span text:style-name="T16">n</text:span></text:span><text:span text:style-name="T15">.</text:span></text:p>
        </text:list-item>
        <text:list-item>
          <text:p text:style-name="P10">This loop iterates <text:span text:style-name="T27">N </text:span>times, creating a new thread in each iteration.</text:p>
        </text:list-item>
        <text:list-item>
          <text:p text:style-name="P12"><text:span text:style-name="T15">These lines create a new thread using the</text:span><text:span text:style-name="Source_20_Text"><text:span text:style-name="T16"> </text:span></text:span><text:span text:style-name="Source_20_Text"><text:span text:style-name="T5">pthreadcreate</text:span></text:span><text:span text:style-name="Source_20_Text"><text:span text:style-name="T10"> </text:span></text:span><text:span text:style-name="T15">function and store the thread </text:span><text:span text:style-name="T17">id </text:span><text:span text:style-name="T15"><text:s/>in the </text:span><text:span text:style-name="T17">t_id</text:span><text:span text:style-name="Source_20_Text"><text:span text:style-name="T16"> </text:span></text:span><text:span text:style-name="T15">array. The thread function is </text:span><text:span text:style-name="Source_20_Text"><text:span text:style-name="T6">thread_task()</text:span></text:span><text:span text:style-name="T15">, and the argument passed to the thread function is the string "hello".</text:span></text:p>
        </text:list-item>
        <text:list-item>
          <text:p text:style-name="P12"><text:span text:style-name="T15">These lines check the return value of the </text:span><text:span text:style-name="Source_20_Text"><text:span text:style-name="T6">pthread_create()</text:span></text:span><text:span text:style-name="Source_20_Text"><text:span text:style-name="T16"> </text:span></text:span><text:span text:style-name="T15">function. If the return value is 0, the thread was created successfully. Otherwise, there was a problem creating the thread.This line creates an infinite loop that keeps the main thread running.This line terminates the main thread and releases any resources used by the thread.</text:span></text:p>
        </text:list-item>
      </text:list>
      <text:p text:style-name="P5"/>
      <text:p text:style-name="P5"/>
      <text:p text:style-name="P5"/>
      <text:p text:style-name="P8"><text:soft-page-break/><text:span text:style-name="Source_20_Text"><text:span text:style-name="T12">QUESTION02_OBSERVATION_TABLE</text:span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list xml:id="list1736051461" text:style-name="L2">
        <text:list-item>
          <text:p text:style-name="P18">The maximum number of threads is defined as 5.</text:p>
        </text:list-item>
        <text:list-item>
          <text:p text:style-name="P17"><text:span text:style-name="T18">the thread task </text:span><text:span text:style-name="T15">function is defined, which will be executed by each thread. It simply prints a message and then sleeps for 3 seconds before entering an infinite loop.</text:span></text:p>
        </text:list-item>
        <text:list-item>
          <text:p text:style-name="P17"><text:span text:style-name="T18">In the main </text:span><text:span text:style-name="T15">function, the process </text:span><text:span text:style-name="T18">id </text:span><text:span text:style-name="T15">is printed.</text:span></text:p>
        </text:list-item>
        <text:list-item>
          <text:p text:style-name="P18">The user is prompted to enter the number of threads to create.</text:p>
        </text:list-item>
        <text:list-item>
          <text:p text:style-name="P17"><text:span text:style-name="T15">A loop is used to create the specified number of threads using the </text:span><text:span text:style-name="T18">pthread_create </text:span><text:span text:style-name="T15">function. </text:span><text:span text:style-name="T18">The thread_task </text:span><text:span text:style-name="T15">function is passed as the start routine for each thread.</text:span></text:p>
        </text:list-item>
        <text:list-item>
          <text:p text:style-name="P17"><text:span text:style-name="T15">Another loop is used to join each thread using the </text:span><text:span text:style-name="T18">pthread_join </text:span><text:span text:style-name="T15">function. This blocks the main thread until the specified thread terminates.</text:span></text:p>
        </text:list-item>
        <text:list-item>
          <text:p text:style-name="P16"><text:span text:style-name="T15">An infinite loop is used to keep the process running so that the </text:span><text:span text:style-name="T18">ps </text:span><text:span text:style-name="T15">command can be used to observe the process and its threads.</text:span><text:span text:style-name="T30"><text:line-break/></text:span></text:p>
          <text:p text:style-name="P16"><text:span text:style-name="Source_20_Text"><text:span text:style-name="T7">QUESTION0</text:span></text:span><text:span text:style-name="Source_20_Text"><text:span text:style-name="T8">3</text:span></text:span><text:span text:style-name="Source_20_Text"><text:span text:style-name="T7">_OBSERVATION_TABLE</text:span></text:span></text:p>
        </text:list-item>
      </text:list>
      <text:p text:style-name="P9"><text:s text:c="5"/>The program includes several header files:</text:p>
      <text:list xml:id="list2492907959" text:style-name="L3">
        <text:list-item>
          <text:p text:style-name="P20"><text:span text:style-name="Source_20_Text"><text:span text:style-name="T6">&lt;stdio.h&gt; </text:span></text:span><text:span text:style-name="T15">for input/output operations</text:span></text:p>
        </text:list-item>
        <text:list-item>
          <text:p text:style-name="P20"><text:span text:style-name="Source_20_Text"><text:span text:style-name="T6">&lt;stdlib.h&gt;</text:span></text:span><text:span text:style-name="Source_20_Text"><text:span text:style-name="T16"> </text:span></text:span><text:span text:style-name="T15">for general-purpose functions</text:span></text:p>
        </text:list-item>
        <text:list-item>
          <text:p text:style-name="P20"><text:span text:style-name="Source_20_Text"><text:span text:style-name="T6">&lt;pthread.h&gt;</text:span></text:span><text:span text:style-name="Source_20_Text"><text:span text:style-name="T16"> </text:span></text:span><text:span text:style-name="T15">for pthread functions</text:span></text:p>
        </text:list-item>
        <text:list-item>
          <text:p text:style-name="P20"><text:span text:style-name="Source_20_Text"><text:span text:style-name="T6">&lt;unistd.h&gt;</text:span></text:span><text:span text:style-name="Source_20_Text"><text:span text:style-name="T16"> </text:span></text:span><text:span text:style-name="T15">for Unix-specific functions</text:span></text:p>
        </text:list-item>
        <text:list-item>
          <text:p text:style-name="P13"><text:span text:style-name="Source_20_Text"><text:span text:style-name="T6">&lt;sys/types.h&gt; </text:span></text:span><text:span text:style-name="Source_20_Text"><text:span text:style-name="T9">&amp; </text:span></text:span><text:span text:style-name="Source_20_Text"><text:span text:style-name="T6">&lt;sys/syscall.h&gt;</text:span></text:span><text:span text:style-name="Source_20_Text"><text:span text:style-name="T16"> </text:span></text:span><text:span text:style-name="T15">for system-specific types and functio</text:span><text:span text:style-name="T19">n.</text:span></text:p>
        </text:list-item>
      </text:list>
      <text:p text:style-name="P11"><text:span text:style-name="T15">The </text:span><text:span text:style-name="Source_20_Text"><text:span text:style-name="T45">thread_task</text:span></text:span><text:span text:style-name="Source_20_Text"><text:span text:style-name="T20"> </text:span></text:span><text:span text:style-name="T15">function is the entry point for each thread. It takes a </text:span><text:span text:style-name="Source_20_Text"><text:span text:style-name="T46">void*</text:span></text:span><text:span text:style-name="T15">argument, which is cast to a </text:span><text:span text:style-name="Source_20_Text"><text:span text:style-name="T16">char* </text:span></text:span><text:span text:style-name="T15">and printed to the console using </text:span><text:span text:style-name="Source_20_Text"><text:span text:style-name="T33">printf</text:span></text:span><text:span text:style-name="Source_20_Text"><text:span text:style-name="T20"> </text:span></text:span><text:span text:style-name="T15">. The thread then exits using </text:span><text:span text:style-name="Source_20_Text"><text:span text:style-name="T25">pthread_exit(NULL)</text:span></text:span><text:span text:style-name="T24">.</text:span></text:p>
      <text:p text:style-name="P11"><text:span text:style-name="Strong_20_Emphasis"><text:span text:style-name="T11"/></text:span></text:p>
      <text:p text:style-name="P11"><text:span text:style-name="T15">The </text:span><text:span text:style-name="Source_20_Text"><text:span text:style-name="T16">main </text:span></text:span><text:span text:style-name="T15">function is the entry point of the program. It:</text:span></text:p>
      <text:list xml:id="list1777002485" text:style-name="L4">
        <text:list-item>
          <text:p text:style-name="P21"><text:span text:style-name="T15">Prints the</text:span><text:span text:style-name="T1"> process ID</text:span><text:span text:style-name="T15"> using </text:span><text:span text:style-name="Source_20_Text"><text:span text:style-name="T6">getpid()</text:span></text:span><text:span text:style-name="T1">.</text:span></text:p>
        </text:list-item>
        <text:list-item>
          <text:p text:style-name="P21"><text:span text:style-name="T15">Asks the user to enter the number of threads to create using </text:span><text:span text:style-name="Source_20_Text"><text:span text:style-name="T33">scanf</text:span></text:span></text:p>
        </text:list-item>
        <text:list-item>
          <text:p text:style-name="P21"><text:span text:style-name="T15">Creates </text:span><text:span text:style-name="Source_20_Text"><text:span text:style-name="T16">n </text:span></text:span><text:span text:style-name="T15">threads using a </text:span><text:span text:style-name="Source_20_Text"><text:span text:style-name="T16">for </text:span></text:span><text:span text:style-name="T15">loop, where </text:span><text:span text:style-name="Source_20_Text"><text:span text:style-name="T16">n </text:span></text:span><text:span text:style-name="T15">is the user-input value.</text:span></text:p>
          <text:list>
            <text:list-item>
              <text:p text:style-name="P22"><text:soft-page-break/><text:span text:style-name="T15">For each thread, it Creates a thread using </text:span><text:span text:style-name="Source_20_Text"><text:span text:style-name="T46">pthread_create</text:span></text:span><text:span text:style-name="T44">, </text:span><text:span text:style-name="T15">passing the thread</text:span><text:span text:style-name="T30"> ID,</text:span><text:span text:style-name="T15"> a null attribute, the </text:span><text:span text:style-name="Source_20_Text"><text:span text:style-name="T31">thread_task</text:span></text:span><text:span text:style-name="Source_20_Text"><text:span text:style-name="T16"> </text:span></text:span><text:span text:style-name="T15">function, and a string argument </text:span><text:span text:style-name="Source_20_Text"><text:span text:style-name="T16">"</text:span></text:span><text:span text:style-name="Source_20_Text"><text:span text:style-name="T31">HII</text:span></text:span><text:span text:style-name="Source_20_Text"><text:span text:style-name="T16">"</text:span></text:span><text:span text:style-name="T15">.Checks the return value of </text:span><text:span text:style-name="Source_20_Text"><text:span text:style-name="T31">pthread_create</text:span></text:span><text:span text:style-name="Source_20_Text"><text:span text:style-name="T16"> </text:span></text:span><text:span text:style-name="T15">to ensure the thread was created successfully.</text:span></text:p>
            </text:list-item>
          </text:list>
        </text:list-item>
        <text:list-item>
          <text:p text:style-name="P21"><text:span text:style-name="T15">Joins and detaches the threads using a </text:span><text:span text:style-name="Source_20_Text"><text:span text:style-name="T31">for</text:span></text:span><text:span text:style-name="Source_20_Text"><text:span text:style-name="T16"> </text:span></text:span><text:span text:style-name="T15">loop:</text:span></text:p>
          <text:list>
            <text:list-item>
              <text:p text:style-name="P19">For the first thread, it joins the thread using <text:s/><text:span text:style-name="T51">p_thread_join </text:span>and checks the return value.</text:p>
            </text:list-item>
            <text:list-item>
              <text:p text:style-name="P19">For the remaining threads, it detaches the thread using <text:span text:style-name="T51">pthraed_dteach </text:span>and checks the return value.</text:p>
            </text:list-item>
          </text:list>
        </text:list-item>
        <text:list-item>
          <text:p text:style-name="P19">Prints a message indicating that the first thread has been joined and the other threads have been detached.</text:p>
        </text:list-item>
        <text:list-item>
          <text:p text:style-name="P14"><text:span text:style-name="T15">Exits the program using <text:s/></text:span><text:span text:style-name="Source_20_Text"><text:span text:style-name="T48">pthread_exit(NULL)</text:span></text:span><text:span text:style-name="T47">.</text:span></text:p>
        </text:list-item>
      </text:list>
      <text:p text:style-name="P11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2T20:13:19.403457775</meta:creation-date>
    <dc:date>2024-06-02T20:54:48.067436962</dc:date>
    <meta:editing-duration>PT39M5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41" meta:word-count="609" meta:character-count="3684" meta:non-whitespace-character-count="3083"/>
  </office:meta>
</office:document-meta>
</file>